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1331" officeooo:paragraph-rsid="00141331"/>
    </style:style>
    <style:style style:name="P2" style:family="paragraph" style:parent-style-name="Standard">
      <style:text-properties fo:color="#000000" loext:opacity="100%" officeooo:rsid="00141331" officeooo:paragraph-rsid="00141331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officeooo:paragraph-rsid="0016ea4f" fo:background-color="transparent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officeooo:paragraph-rsid="0016ea4f" fo:background-color="transparent"/>
    </style:style>
    <style:style style:name="P7" style:family="paragraph" style:parent-style-name="Standard">
      <style:text-properties fo:color="#000000" loext:opacity="100%" officeooo:rsid="0016ea4f" officeooo:paragraph-rsid="0016ea4f" fo:background-color="transparent"/>
    </style:style>
    <style:style style:name="P8" style:family="paragraph" style:parent-style-name="Standard">
      <style:text-properties fo:color="#000000" loext:opacity="100%" style:font-name="Consolas" fo:font-size="10.5pt" fo:font-weight="normal" officeooo:rsid="00141331" officeooo:paragraph-rsid="00141331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6ea4f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50337" officeooo:paragraph-rsid="00150337" fo:background-color="transparent"/>
    </style:style>
    <style:style style:name="P12" style:family="paragraph" style:parent-style-name="Standard">
      <style:text-properties fo:color="#000000" loext:opacity="100%" style:font-name="Consolas" fo:font-size="10.5pt" fo:font-weight="normal" officeooo:rsid="0016ea4f" officeooo:paragraph-rsid="0016ea4f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6ea4f" officeooo:paragraph-rsid="0016ea4f" fo:background-color="transparent"/>
    </style:style>
    <style:style style:name="P14" style:family="paragraph" style:parent-style-name="Standard">
      <style:paragraph-properties style:line-height-at-least="0.503cm"/>
      <style:text-properties fo:color="#000000" loext:opacity="100%" style:font-name="Bahnschrift Light" fo:font-size="12pt" style:text-underline-style="none" fo:font-weight="normal" officeooo:paragraph-rsid="0016ea4f" fo:background-color="transparent" style:font-size-asian="12pt" style:font-size-complex="12pt"/>
    </style:style>
    <style:style style:name="P15" style:family="paragraph" style:parent-style-name="Standard">
      <style:text-properties fo:font-size="21pt" officeooo:rsid="00141331" officeooo:paragraph-rsid="00141331" style:font-size-asian="21pt" style:font-size-complex="21pt"/>
    </style:style>
    <style:style style:name="P16" style:family="paragraph" style:parent-style-name="Standard">
      <style:text-properties officeooo:rsid="0016ea4f" officeooo:paragraph-rsid="0016ea4f"/>
    </style:style>
    <style:style style:name="P17" style:family="paragraph" style:parent-style-name="Standard">
      <style:text-properties style:font-name="Bahnschrift Light" fo:font-size="12pt" style:text-underline-style="none" officeooo:rsid="0018daf8" officeooo:paragraph-rsid="0018daf8" style:font-size-asian="12pt" style:font-size-complex="12pt"/>
    </style:style>
    <style:style style:name="P18" style:family="paragraph" style:parent-style-name="Standard">
      <style:text-properties style:font-name="Bahnschrift Light" fo:font-size="12pt" style:text-underline-style="none" officeooo:rsid="001aa35b" officeooo:paragraph-rsid="001aa35b" style:font-size-asian="12pt" style:font-size-complex="12pt"/>
    </style:style>
    <style:style style:name="P19" style:family="paragraph" style:parent-style-name="Standard">
      <style:text-properties style:font-name="Bahnschrift Light" fo:font-size="12pt" style:text-underline-style="none" officeooo:rsid="001aa35b" officeooo:paragraph-rsid="001aa35b" style:font-size-asian="12pt" style:font-size-complex="12pt"/>
    </style:style>
    <style:style style:name="P20" style:family="paragraph" style:parent-style-name="Standard">
      <style:text-properties style:font-name="Bahnschrift Light" fo:font-size="12pt" style:text-underline-style="none" officeooo:rsid="001c8fce" officeooo:paragraph-rsid="001c8fce" style:font-size-asian="12pt" style:font-size-complex="12pt"/>
    </style:style>
    <style:style style:name="P21" style:family="paragraph" style:parent-style-name="Standard">
      <style:text-properties style:font-name="Bahnschrift Light" fo:font-size="12pt" style:text-underline-style="solid" style:text-underline-width="auto" style:text-underline-color="font-color" officeooo:rsid="001c8fce" officeooo:paragraph-rsid="001c8fce" style:font-size-asian="12pt" style:font-size-complex="12pt"/>
    </style:style>
    <style:style style:name="P22" style:family="paragraph" style:parent-style-name="Standard">
      <style:text-properties style:font-name="Bahnschrift Light" fo:font-size="20pt" style:text-underline-style="none" officeooo:rsid="001c8fce" officeooo:paragraph-rsid="001c8fce" style:font-size-asian="20pt" style:font-size-complex="20pt"/>
    </style:style>
    <style:style style:name="P23" style:family="paragraph" style:parent-style-name="Standard">
      <style:paragraph-properties style:line-height-at-least="0.503cm"/>
      <style:text-properties fo:color="#abb2bf" loext:opacity="100%" fo:background-color="#23272e"/>
    </style:style>
    <style:style style:name="P24" style:family="paragraph" style:parent-style-name="Standard">
      <style:text-properties style:font-name="Bahnschrift Light1"/>
    </style:style>
    <style:style style:name="P25" style:family="paragraph" style:parent-style-name="Standard">
      <style:text-properties fo:color="#000000" loext:opacity="100%" style:font-name="Bahnschrift Light1" fo:font-size="10.5pt" style:text-underline-style="none" fo:font-weight="normal" officeooo:rsid="001c8fce" officeooo:paragraph-rsid="001c8fce" fo:background-color="transparent" style:font-size-asian="12pt" style:font-size-complex="12pt"/>
    </style:style>
    <style:style style:name="P26" style:family="paragraph" style:parent-style-name="Standard">
      <style:paragraph-properties style:line-height-at-least="0.503cm"/>
      <style:text-properties fo:color="#000000" loext:opacity="100%" style:font-name="Bahnschrift Light1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fo:color="#000000" loext:opacity="100%" style:font-name="Bahnschrift Light1" fo:font-size="10.5pt" fo:font-weight="normal" officeooo:rsid="001c8fce" officeooo:paragraph-rsid="001c8fce" fo:background-color="transparent"/>
    </style:style>
    <style:style style:name="P28" style:family="paragraph" style:parent-style-name="Standard">
      <style:paragraph-properties style:line-height-at-least="0.503cm"/>
      <style:text-properties fo:color="#000000" loext:opacity="100%" style:font-name="Bahnschrift Light1" fo:font-size="10.5pt" style:text-underline-style="solid" style:text-underline-width="auto" style:text-underline-color="font-color" fo:font-weight="normal" officeooo:rsid="001c8fce" officeooo:paragraph-rsid="001c8fce" fo:background-color="transparent"/>
    </style:style>
    <style:style style:name="P29" style:family="paragraph" style:parent-style-name="Standard">
      <style:paragraph-properties style:line-height-at-least="0.503cm"/>
      <style:text-properties fo:color="#000000" loext:opacity="100%" style:font-name="Bahnschrift Light1" fo:background-color="transparent"/>
    </style:style>
    <style:style style:name="P3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Bahnschrift Light1" fo:background-color="transparent"/>
    </style:style>
    <style:style style:name="P31" style:family="paragraph" style:parent-style-name="Standard">
      <style:paragraph-properties style:line-height-at-least="0.503cm"/>
      <style:text-properties fo:color="#000000" loext:opacity="100%" style:font-name="Bahnschrift Light1" fo:font-size="24pt" fo:font-weight="normal" fo:background-color="transparent" style:font-size-asian="24pt" style:font-size-complex="24pt"/>
    </style:style>
    <style:style style:name="P32" style:family="paragraph" style:parent-style-name="Standard">
      <style:paragraph-properties style:line-height-at-least="0.503cm"/>
      <style:text-properties fo:color="#000000" loext:opacity="100%" style:font-name="Bahnschrift Light1" fo:font-size="24pt" fo:font-weight="normal" officeooo:rsid="001c8fce" officeooo:paragraph-rsid="001c8fce" fo:background-color="transparent" style:font-size-asian="24pt" style:font-size-complex="24pt"/>
    </style:style>
    <style:style style:name="P33" style:family="paragraph" style:parent-style-name="Standard">
      <style:paragraph-properties style:line-height-at-least="0.503cm"/>
      <style:text-properties fo:color="#000000" loext:opacity="100%" style:font-name="Bahnschrift Light1" fo:font-size="12pt" fo:font-weight="normal" officeooo:rsid="001c8fce" officeooo:paragraph-rsid="001c8fce" fo:background-color="transparent" style:font-size-asian="10.5pt" style:font-size-complex="12pt"/>
    </style:style>
    <style:style style:name="P34" style:family="paragraph" style:parent-style-name="Standard">
      <style:paragraph-properties style:line-height-at-least="0.503cm"/>
      <style:text-properties fo:color="#000000" loext:opacity="100%" style:font-name="Bahnschrift Light1" fo:font-size="18pt" fo:font-weight="normal" officeooo:rsid="001c8fce" officeooo:paragraph-rsid="001c8fce" fo:background-color="transparent" style:font-size-asian="18pt" style:font-size-complex="18pt"/>
    </style:style>
    <style:style style:name="P35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c8fce" officeooo:paragraph-rsid="001c8fce" fo:background-color="transparent" style:font-size-asian="10.5pt" style:font-size-complex="12pt"/>
    </style:style>
    <style:style style:name="P36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c8fce" officeooo:paragraph-rsid="001c8fce" fo:background-color="transparent"/>
    </style:style>
    <style:style style:name="P37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38" style:family="paragraph" style:parent-style-name="Standard">
      <style:paragraph-properties style:line-height-at-least="0.503cm"/>
      <style:text-properties fo:color="#000000" loext:opacity="100%" style:font-name="Consolas" fo:font-size="10.5pt" style:text-underline-style="solid" style:text-underline-width="auto" style:text-underline-color="font-color" fo:font-weight="normal" officeooo:paragraph-rsid="001c8fce" fo:background-color="transparent"/>
    </style:style>
    <style:style style:name="P39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nsolas" fo:font-size="10.5pt" style:text-underline-style="solid" style:text-underline-width="auto" style:text-underline-color="font-color" fo:font-weight="normal" fo:background-color="transparent"/>
    </style:style>
    <style:style style:name="P40" style:family="paragraph" style:parent-style-name="Standard">
      <style:paragraph-properties style:line-height-at-least="0.503cm"/>
      <style:text-properties fo:color="#000000" loext:opacity="100%" style:font-name="Consolas" fo:font-size="10.5pt" style:text-underline-style="solid" style:text-underline-width="auto" style:text-underline-color="font-color" fo:font-weight="normal" officeooo:rsid="001c8fce" officeooo:paragraph-rsid="001c8fce" fo:background-color="transparent"/>
    </style:style>
    <style:style style:name="P41" style:family="paragraph" style:parent-style-name="Standard">
      <style:paragraph-properties style:line-height-at-least="0.503cm"/>
      <style:text-properties fo:color="#000000" loext:opacity="100%" style:font-name="Consolas" fo:font-size="10.5pt" style:text-underline-style="none" fo:font-weight="normal" officeooo:paragraph-rsid="001c8fce" fo:background-color="transparent"/>
    </style:style>
    <style:style style:name="P42" style:family="paragraph" style:parent-style-name="Standard">
      <style:paragraph-properties style:line-height-at-least="0.503cm"/>
      <style:text-properties fo:color="#000000" loext:opacity="100%" style:font-name="Consolas" fo:font-size="18pt" fo:font-weight="normal" officeooo:rsid="001c8fce" officeooo:paragraph-rsid="001c8fce" fo:background-color="transparent" style:font-size-asian="18pt" style:font-size-complex="18pt"/>
    </style:style>
    <style:style style:name="P43" style:family="paragraph" style:parent-style-name="Standard">
      <style:paragraph-properties style:line-height-at-least="0.503cm"/>
      <style:text-properties fo:color="#000000" loext:opacity="100%" style:font-name="Consolas" fo:font-size="24pt" style:text-underline-style="solid" style:text-underline-width="auto" style:text-underline-color="font-color" fo:font-weight="normal" officeooo:rsid="001c8fce" officeooo:paragraph-rsid="001c8fce" fo:background-color="transparent" style:font-size-asian="24pt" style:font-size-complex="24pt"/>
    </style:style>
    <style:style style:name="P44" style:family="paragraph" style:parent-style-name="Standard">
      <style:paragraph-properties style:line-height-at-least="0.503cm"/>
      <style:text-properties fo:color="#000000" loext:opacity="100%" style:font-name="Consolas" fo:font-size="26pt" fo:font-weight="normal" officeooo:rsid="001c8fce" officeooo:paragraph-rsid="001c8fce" fo:background-color="transparent" style:font-size-asian="26pt" style:font-size-complex="26pt"/>
    </style:style>
    <style:style style:name="P4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46" style:family="paragraph" style:parent-style-name="Standard">
      <style:paragraph-properties style:line-height-at-least="0.503cm"/>
      <style:text-properties fo:color="#000000" loext:opacity="100%" officeooo:rsid="001c8fce" officeooo:paragraph-rsid="001c8fce" fo:background-color="transparent"/>
    </style:style>
    <style:style style:name="P47" style:family="paragraph" style:parent-style-name="Standard">
      <style:paragraph-properties style:line-height-at-least="0.503cm"/>
      <style:text-properties fo:color="#000000" loext:opacity="100%" style:text-underline-style="solid" style:text-underline-width="auto" style:text-underline-color="font-color" officeooo:rsid="001c8fce" officeooo:paragraph-rsid="001c8fce" fo:background-color="transparent"/>
    </style:style>
    <style:style style:name="T1" style:family="text">
      <style:text-properties officeooo:rsid="00141331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officeooo:rsid="0016ea4f"/>
    </style:style>
    <style:style style:name="T4" style:family="text">
      <style:text-properties style:font-name="Bahnschrift Light" fo:font-size="12pt" style:text-underline-style="none" officeooo:rsid="0016ea4f" style:font-size-asian="12pt" style:font-size-complex="12pt"/>
    </style:style>
    <style:style style:name="T5" style:family="text">
      <style:text-properties fo:color="#c678dd" loext:opacity="100%"/>
    </style:style>
    <style:style style:name="T6" style:family="text">
      <style:text-properties fo:color="#c678dd" loext:opacity="100%" style:font-name="Consolas" fo:font-size="10.5pt" fo:font-weight="normal"/>
    </style:style>
    <style:style style:name="T7" style:family="text">
      <style:text-properties fo:color="#e06c75" loext:opacity="100%"/>
    </style:style>
    <style:style style:name="T8" style:family="text">
      <style:text-properties fo:color="#e06c75" loext:opacity="100%" style:font-name="Consolas" fo:font-size="10.5pt" fo:font-weight="normal"/>
    </style:style>
    <style:style style:name="T9" style:family="text">
      <style:text-properties fo:color="#e5c07b" loext:opacity="100%"/>
    </style:style>
    <style:style style:name="T10" style:family="text">
      <style:text-properties fo:color="#e5c07b" loext:opacity="100%" style:font-name="Consolas" fo:font-size="10.5pt" fo:font-weight="normal"/>
    </style:style>
    <style:style style:name="T11" style:family="text">
      <style:text-properties fo:font-size="10.5pt" fo:font-weight="normal"/>
    </style:style>
    <style:style style:name="T12" style:family="text">
      <style:text-properties fo:color="#61afef" loext:opacity="100%"/>
    </style:style>
    <style:style style:name="T13" style:family="text">
      <style:text-properties fo:color="#61afef" loext:opacity="100%" style:font-name="Consolas" fo:font-size="10.5pt" fo:font-weight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56b6c2" loext:opacity="100%"/>
    </style:style>
    <style:style style:name="T16" style:family="text">
      <style:text-properties fo:color="#98c379" loext:opacity="100%"/>
    </style:style>
    <style:style style:name="T17" style:family="text">
      <style:text-properties fo:color="#98c379" loext:opacity="100%" style:font-name="Consolas" fo:font-size="10.5pt" fo:font-weight="normal"/>
    </style:style>
    <style:style style:name="T18" style:family="text">
      <style:text-properties fo:color="#d19a66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Objetos literales</text:p>
      <text:p text:style-name="P1"/>
      <text:p text:style-name="P1">como creo un objeto?</text:p>
      <text:p text:style-name="P2"/>
      <text:p text:style-name="P8">const perro = {</text:p>
      <text:p text:style-name="P3">    <text:span text:style-name="T2">nombre: "Matias",</text:span></text:p>
      <text:p text:style-name="P3">    <text:span text:style-name="T2">duerme:true,</text:span></text:p>
      <text:p text:style-name="P3">    <text:span text:style-name="T2">edad:10,</text:span></text:p>
      <text:p text:style-name="P3">    <text:span text:style-name="T2">enemigos:["agua","perros",[true]]</text:span></text:p>
      <text:p text:style-name="P9">};</text:p>
      <text:p text:style-name="P4"/>
      <text:p text:style-name="P9">console.log(perro.enemigos[2]);</text:p>
      <text:p text:style-name="P9">gato.color = "azul"; <text:span text:style-name="T1">(Con esto podremos añadir elemntos al objeto)</text:span></text:p>
      <text:p text:style-name="P9"/>
      <text:p text:style-name="P9"/>
      <text:p text:style-name="P11">se puede eliminar elementos con delete</text:p>
      <text:p text:style-name="P11"/>
      <text:p text:style-name="P11"/>
      <text:p text:style-name="P11">delete perros.nombre</text:p>
      <text:p text:style-name="P9"/>
      <text:p text:style-name="P16">En un objeto pueden haber mas objetos por ejemplo</text:p>
      <text:p text:style-name="P7"/>
      <text:p text:style-name="P12">const gato = {</text:p>
      <text:p text:style-name="P3">  <text:span text:style-name="T2">adorables: {</text:span></text:p>
      <text:p text:style-name="P3">    <text:span text:style-name="T2">seguridad: {</text:span></text:p>
      <text:p text:style-name="P3">        <text:span text:style-name="T2">okey:true</text:span></text:p>
      <text:p text:style-name="P3">    <text:span text:style-name="T2">}</text:span></text:p>
      <text:p text:style-name="P3">  <text:span text:style-name="T2">}</text:span></text:p>
      <text:p text:style-name="P3"/>
      <text:p text:style-name="P9">}</text:p>
      <text:p text:style-name="P4"/>
      <text:p text:style-name="P9">console.log(gato.adorables.seguridad.okey)</text:p>
      <text:p text:style-name="P9"/>
      <text:p text:style-name="P13">tambien se puede preguntar por una propiedad, por ej si no te acordas muy bien como <text:s text:c="2"/>se llamaba la propiedad puedes poner esto:</text:p>
      <text:p text:style-name="P13"><text:s/></text:p>
      <text:p text:style-name="P12">const gato = {</text:p>
      <text:p text:style-name="P5">  <text:span text:style-name="T2">adorables: {</text:span></text:p>
      <text:p text:style-name="P5">    <text:span text:style-name="T2">seguridad: {</text:span></text:p>
      <text:p text:style-name="P5">        <text:span text:style-name="T2">okey:true</text:span></text:p>
      <text:p text:style-name="P5">    <text:span text:style-name="T2">}</text:span></text:p>
      <text:p text:style-name="P5">  <text:span text:style-name="T2">}</text:span></text:p>
      <text:p text:style-name="P5"/>
      <text:p text:style-name="P10">}</text:p>
      <text:p text:style-name="P6"/>
      <text:p text:style-name="P10">console.log(gato.adorables.segurida?.okey)</text:p>
      <text:p text:style-name="P10"/>
      <text:p text:style-name="P10"><text:span text:style-name="T3">esta mal puesto lo correcto seria acceder con seguridad.okey pero esto nos va a </text:span><text:soft-page-break/><text:span text:style-name="T4">decir en la consola undefined.</text:span></text:p>
      <text:p text:style-name="P14"/>
      <text:p text:style-name="P17">Las funciones en un objeto se llaman _”Metodos” y se pueden crear de dos maneras:</text:p>
      <text:p text:style-name="P17"/>
      <text:p text:style-name="P17">const banana = {</text:p>
      <text:p text:style-name="P17">potacio:true,</text:p>
      <text:p text:style-name="P17">mar(){</text:p>
      <text:p text:style-name="P17"><text:s text:c="4"/>console.log(‘Hoy es martes’)</text:p>
      <text:p text:style-name="P17"><text:s text:c="4"/>},</text:p>
      <text:p text:style-name="P17">marDos: function() {</text:p>
      <text:p text:style-name="P17">console.log(‘Un ejemplo de otra forma de hacer un metodo’)</text:p>
      <text:p text:style-name="P17">},</text:p>
      <text:p text:style-name="P17">}</text:p>
      <text:p text:style-name="P17"/>
      <text:p text:style-name="P17">banana.mar();</text:p>
      <text:p text:style-name="P17">banana.marDos()</text:p>
      <text:p text:style-name="P17"/>
      <text:p text:style-name="P17"/>
      <text:p text:style-name="P18">en los metodos no es recomendable usar funcion flecha porque la funcion flecha no acepta la “propiedad” this.</text:p>
      <text:p text:style-name="P18">Las funciones flecha se pueden usar dentro de un metodo pero no como un metodo</text:p>
      <text:p text:style-name="P18"/>
      <text:p text:style-name="P20">Recorrer un objeto:</text:p>
      <text:p text:style-name="P20"/>
      <text:p text:style-name="P24">for (let animales in gato) {</text:p>
      <text:p text:style-name="P24">    console.log(gato[animales])</text:p>
      <text:p text:style-name="P24">}</text:p>
      <text:p text:style-name="P24"/>
      <text:p text:style-name="P20">No se puede usar for of para recorrer un objeto el for of se utiliza solo para los array</text:p>
      <text:p text:style-name="P20"/>
      <text:p text:style-name="P20">Object.value(objeto):</text:p>
      <text:p text:style-name="P20">esto te devuelve en forma de array los valores del objeto</text:p>
      <text:p text:style-name="P22"/>
      <text:p text:style-name="P22"/>
      <text:p text:style-name="P22">Destructuring object </text:p>
      <text:p text:style-name="P20">const gato = {</text:p>
      <text:p text:style-name="P20">nombre: “Valiente”,</text:p>
      <text:p text:style-name="P20">edad:10,</text:p>
      <text:p text:style-name="P20">peso:”30 kg”</text:p>
      <text:p text:style-name="P20">};</text:p>
      <text:p text:style-name="P20"/>
      <text:p text:style-name="P20">const {nombre, edad, peso} = gato<text:span text:style-name="T14">;</text:span></text:p>
      <text:p text:style-name="P20"/>
      <text:p text:style-name="P20">console.log(nombre, edad,peso)</text:p>
      <text:p text:style-name="P20"/>
      <text:p text:style-name="P20">tambien si tienes una constante declarada con el mismo nombre puede hacer lo siguiente para agregarle un “alias”;</text:p>
      <text:p text:style-name="P20"/>
      <text:p text:style-name="P25"><text:soft-page-break/>const gato = {</text:p>
      <text:p text:style-name="P29">    <text:span text:style-name="T11">nombre: "Valiente",</text:span></text:p>
      <text:p text:style-name="P29">    <text:span text:style-name="T11">edad:10,</text:span></text:p>
      <text:p text:style-name="P29">    <text:span text:style-name="T11">peso:"30 kg"</text:span></text:p>
      <text:p text:style-name="P29">    <text:span text:style-name="T11">};</text:span></text:p>
      <text:p text:style-name="P29">    </text:p>
      <text:p text:style-name="P29">    </text:p>
      <text:p text:style-name="P26">const nombre = "RedDeadRedemption";</text:p>
      <text:p text:style-name="P26">const {nombre : elAlias, edad, peso} = gato;</text:p>
      <text:p text:style-name="P30"/>
      <text:p text:style-name="P26">console.log(elAlias, edad, peso)</text:p>
      <text:p text:style-name="P27">Si la propiedad no existe se le puede agregar un valor:</text:p>
      <text:p text:style-name="P28"/>
      <text:p text:style-name="P27">const gato = {</text:p>
      <text:p text:style-name="P29">    <text:span text:style-name="T11">edad:14,</text:span></text:p>
      <text:p text:style-name="P29">    <text:span text:style-name="T11">enemigos:["Agua", "perros"]</text:span></text:p>
      <text:p text:style-name="P26">};</text:p>
      <text:p text:style-name="P29"/>
      <text:p text:style-name="P26">const {nombre : elNombreDelGato = "Sin nombre", enemigos, edad} = gato;</text:p>
      <text:p text:style-name="P29"/>
      <text:p text:style-name="P26">console.log(elNombreDelGato, enemigos,edad);</text:p>
      <text:p text:style-name="P31"/>
      <text:p text:style-name="P34">Destructuracion de un array:</text:p>
      <text:p text:style-name="P35">const gato = {</text:p>
      <text:p text:style-name="P45">    <text:span text:style-name="T2">edad:14,</text:span></text:p>
      <text:p text:style-name="P45">    <text:span text:style-name="T2">otros: {</text:span></text:p>
      <text:p text:style-name="P45">    <text:span text:style-name="T2">amigos:["Amigos malos", "Amigos Buenos"]</text:span></text:p>
      <text:p text:style-name="P45">    <text:span text:style-name="T2">}</text:span></text:p>
      <text:p text:style-name="P45">    <text:span text:style-name="T2">};</text:span></text:p>
      <text:p text:style-name="P45">    </text:p>
      <text:p text:style-name="P45">    <text:span text:style-name="T2">const {amigos : AmigosGato} = gato.otros;</text:span></text:p>
      <text:p text:style-name="P45">    </text:p>
      <text:p text:style-name="P45">    </text:p>
      <text:p text:style-name="P45">    <text:span text:style-name="T2">const [AmigoUno, AmigoDos] = AmigosGato;</text:span></text:p>
      <text:p text:style-name="P46"><text:span text:style-name="T2">// <text:s text:c="6"/>Va según el indice en el array del indice 0 hasta el final del array</text:span></text:p>
      <text:p text:style-name="P45">    <text:span text:style-name="T2">console.log(AmigoUno)</text:span></text:p>
      <text:p text:style-name="P45"><text:span text:style-name="T2"/></text:p>
      <text:p text:style-name="P46"><text:span text:style-name="T2">Otro ejemplo:</text:span></text:p>
      <text:p text:style-name="P46"><text:span text:style-name="T2"/></text:p>
      <text:p text:style-name="P36">const FruteriaStock = {</text:p>
      <text:p text:style-name="P45">    <text:span text:style-name="T2">Fruteria:["Banana","Manzana", "Naranja"],</text:span></text:p>
      <text:p text:style-name="P45">    <text:span text:style-name="T2">Otras: {</text:span></text:p>
      <text:p text:style-name="P45">        <text:span text:style-name="T2">frutaUno:"Kiwi",</text:span></text:p>
      <text:p text:style-name="P45">        <text:span text:style-name="T2">frutaDos:"RamiLapga"</text:span></text:p>
      <text:p text:style-name="P45">    <text:span text:style-name="T2">}</text:span></text:p>
      <text:p text:style-name="P37">}</text:p>
      <text:p text:style-name="P45"/>
      <text:p text:style-name="P37">const {Fruteria :frutasPrincipales, Otras: otrasFrutas} = FruteriaStock;</text:p>
      <text:p text:style-name="P45"><text:soft-page-break/></text:p>
      <text:p text:style-name="P37">const [frutaUno,frutaDos,frutaTres] = frutasPrincipales;</text:p>
      <text:p text:style-name="P45"/>
      <text:p text:style-name="P37">console.log(frutaDos, frutaUno);</text:p>
      <text:p text:style-name="P37"/>
      <text:p text:style-name="P44">Get y set </text:p>
      <text:p text:style-name="P42"/>
      <text:p text:style-name="P42">Get</text:p>
      <text:p text:style-name="P41">const gato = {</text:p>
      <text:p text:style-name="P45">    <text:span text:style-name="T2">nombre:"Valiente",</text:span></text:p>
      <text:p text:style-name="P45">    <text:span text:style-name="T2">duerme:true,</text:span></text:p>
      <text:p text:style-name="P45">    <text:span text:style-name="T2">edad:10,</text:span></text:p>
      <text:p text:style-name="P45">    <text:span text:style-name="T2">enemigos:["agua", "perros"],</text:span></text:p>
      <text:p text:style-name="P45">    <text:span text:style-name="T2">get nombreMayuscula() {</text:span></text:p>
      <text:p text:style-name="P45">        <text:span text:style-name="T2">return this.nombre.toUpperCase()</text:span></text:p>
      <text:p text:style-name="P45">    <text:span text:style-name="T2">}</text:span></text:p>
      <text:p text:style-name="P37">}</text:p>
      <text:p text:style-name="P45"/>
      <text:p text:style-name="P37">console.log(gato.nombreMayuscula)</text:p>
      <text:p text:style-name="P37"/>
      <text:p text:style-name="P36">Resultado en consola:</text:p>
      <text:p text:style-name="P36"/>
      <text:p text:style-name="P36">VALIENTE</text:p>
      <text:p text:style-name="P37"/>
      <text:p text:style-name="P37"/>
      <text:p text:style-name="P43">set</text:p>
      <text:p text:style-name="P36">const gato = {</text:p>
      <text:p text:style-name="P45">    <text:span text:style-name="T2">nombre:"Valiente",</text:span></text:p>
      <text:p text:style-name="P45">    <text:span text:style-name="T2">duerme:true,</text:span></text:p>
      <text:p text:style-name="P45">    <text:span text:style-name="T2">enemigos:["agua", "perros"],</text:span></text:p>
      <text:p text:style-name="P45">        <text:span text:style-name="T2">set agregarEnemigo(nuevoEnemigo) {</text:span></text:p>
      <text:p text:style-name="P45">        <text:span text:style-name="T2">this.enemigos.push(nuevoEnemigo)</text:span></text:p>
      <text:p text:style-name="P45">    <text:span text:style-name="T2">}</text:span></text:p>
      <text:p text:style-name="P37">}</text:p>
      <text:p text:style-name="P37">gato.agregarEnemigo = "batman";</text:p>
      <text:p text:style-name="P37">console.log(gato.enemigos)</text:p>
      <text:p text:style-name="P40"/>
      <text:p text:style-name="P38"/>
      <text:p text:style-name="P39"/>
      <text:p text:style-name="P47"><text:span text:style-name="T2"/></text:p>
      <text:p text:style-name="P33"/>
      <text:p text:style-name="P33"/>
      <text:p text:style-name="P32"/>
      <text:p text:style-name="P28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3T20:10:07.521000000</dc:date>
    <meta:editing-duration>PT1H42M48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129" meta:word-count="439" meta:character-count="3285" meta:non-whitespace-character-count="2722"/>
  </office:meta>
</office:document-meta>
</file>